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3.424cm"/>
    </style:style>
    <style:style style:name="co7" style:family="table-column">
      <style:table-column-properties fo:break-before="auto" style:column-width="3.671cm"/>
    </style:style>
    <style:style style:name="co8" style:family="table-column">
      <style:table-column-properties fo:break-before="auto" style:column-width="3.089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Nimbus Sans L" fo:font-weight="bold" style:font-name-asian="DejaVuSans" style:font-weight-asian="bold" style:font-name-complex="Tahoma" style:font-weight-complex="bold"/>
    </style:style>
    <style:style style:name="gr1" style:family="graphic">
      <style:graphic-properties draw:ole-draw-aspect="1"/>
    </style:style>
    <style:style style:name="T1" style:family="text">
      <style:text-properties fo:language="en" fo:country="GB"/>
    </style:style>
  </office:automatic-styles>
  <office:body>
    <office:spreadsheet>
      <table:table table:name="Hos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Host</text:p>
          </table:table-cell>
          <table:table-cell table:style-name="ce2" office:value-type="string">
            <text:p>Athlon</text:p>
          </table:table-cell>
          <table:table-cell table:style-name="ce2" office:value-type="string">
            <text:p>Opteron</text:p>
          </table:table-cell>
          <table:table-cell table:style-name="ce2" table:number-columns-repeated="253"/>
        </table:table-row>
        <table:table-row table:style-name="ro1">
          <table:table-cell office:value-type="string">
            <text:p>Model</text:p>
          </table:table-cell>
          <table:table-cell office:value-type="string">
            <text:p>64 X2 Dual Core 4800+</text:p>
          </table:table-cell>
          <table:table-cell office:value-type="string">
            <text:p>Quad-Core Opteron 2354</text:p>
          </table:table-cell>
          <table:table-cell table:number-columns-repeated="253"/>
        </table:table-row>
        <table:table-row table:style-name="ro1">
          <table:table-cell office:value-type="string">
            <text:p>CPU GHz*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53"/>
        </table:table-row>
        <table:table-row table:style-name="ro1">
          <table:table-cell office:value-type="string">
            <text:p>Core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string">
            <text:p>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Kernel</text:p>
          </table:table-cell>
          <table:table-cell office:value-type="string">
            <text:p>2.6.22-15-generic</text:p>
          </table:table-cell>
          <table:table-cell office:value-type="string">
            <text:p>2.6.27-7-server</text:p>
          </table:table-cell>
          <table:table-cell table:number-columns-repeated="253"/>
        </table:table-row>
        <table:table-row table:style-name="ro1">
          <table:table-cell office:value-type="string">
            <text:p>Compiler</text:p>
          </table:table-cell>
          <table:table-cell office:value-type="string">
            <text:p>gcc 4.1.3</text:p>
          </table:table-cell>
          <table:table-cell office:value-type="string">
            <text:p>gcc 4.3.2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*As advertised</text:p>
          </table:table-cell>
          <table:table-cell table:number-columns-repeated="255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r440k" table:style-name="ta1" table:print="false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>
            <text:p>Num Threads</text:p>
          </table:table-cell>
          <table:table-cell office:value-type="string">
            <text:p>Athlon Time</text:p>
          </table:table-cell>
          <table:table-cell office:value-type="string">
            <text:p><text:span text:style-name="T1">Opteron</text:span> Time</text:p>
          </table:table-cell>
          <table:table-cell office:value-type="string">
            <text:p>Opt/Ath</text:p>
          </table:table-cell>
          <table:table-cell>
            <draw:frame table:end-cell-address="br440k.K24" table:end-x="1.553cm" table:end-y="0.389cm" draw:z-index="0" draw:style-name="gr1" svg:width="15cm" svg:height="13.12cm" svg:x="0.102cm" svg:y="0.1cm">
              <draw:object draw:notify-on-update-of-ranges="br440k.A1:br440k.A1 br440k.A2:br440k.A11 br440k.B1:br440k.B1 br440k.B2:br440k.B11 br440k.C1:br440k.C1 br440k.C2:br440k.C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.0462">
            <text:p>70.05</text:p>
          </table:table-cell>
          <table:table-cell office:value-type="float" office:value="54.8196">
            <text:p>54.82</text:p>
          </table:table-cell>
          <table:table-cell table:formula="oooc:=[.C2]/[.B2]" office:value-type="float" office:value="0.782620613252396">
            <text:p>0.7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8279">
            <text:p>35.83</text:p>
          </table:table-cell>
          <table:table-cell office:value-type="float" office:value="24.589">
            <text:p>24.59</text:p>
          </table:table-cell>
          <table:table-cell table:formula="oooc:=[.C3]/[.B3]" office:value-type="float" office:value="0.686308714716743">
            <text:p>0.6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.1313">
            <text:p>22.13</text:p>
          </table:table-cell>
          <table:table-cell office:value-type="float" office:value="12.1203">
            <text:p>12.12</text:p>
          </table:table-cell>
          <table:table-cell table:formula="oooc:=[.C4]/[.B4]" office:value-type="float" office:value="0.547654227270879">
            <text:p>0.5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061">
            <text:p>15.06</text:p>
          </table:table-cell>
          <table:table-cell office:value-type="float" office:value="6.10677">
            <text:p>6.11</text:p>
          </table:table-cell>
          <table:table-cell table:formula="oooc:=[.C5]/[.B5]" office:value-type="float" office:value="0.405469092357745">
            <text:p>0.4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.1504">
            <text:p>14.15</text:p>
          </table:table-cell>
          <table:table-cell office:value-type="float" office:value="3.51443">
            <text:p>3.51</text:p>
          </table:table-cell>
          <table:table-cell table:formula="oooc:=[.C6]/[.B6]" office:value-type="float" office:value="0.248362590456807">
            <text:p>0.2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.6636">
            <text:p>13.66</text:p>
          </table:table-cell>
          <table:table-cell office:value-type="float" office:value="2.9883">
            <text:p>2.99</text:p>
          </table:table-cell>
          <table:table-cell table:formula="oooc:=[.C7]/[.B7]" office:value-type="float" office:value="0.218705172868058">
            <text:p>0.2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.2966">
            <text:p>13.3</text:p>
          </table:table-cell>
          <table:table-cell office:value-type="float" office:value="2.73409">
            <text:p>2.73</text:p>
          </table:table-cell>
          <table:table-cell table:formula="oooc:=[.C8]/[.B8]" office:value-type="float" office:value="0.205623242031798">
            <text:p>0.2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.1983">
            <text:p>13.2</text:p>
          </table:table-cell>
          <table:table-cell office:value-type="float" office:value="2.79842">
            <text:p>2.8</text:p>
          </table:table-cell>
          <table:table-cell table:formula="oooc:=[.C9]/[.B9]" office:value-type="float" office:value="0.212028821893729">
            <text:p>0.2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2.73663">
            <text:p>2.74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/>
          <table:table-cell office:value-type="float" office:value="2.86805">
            <text:p>2.87</text:p>
          </table:table-cell>
          <table:table-cell table:number-columns-repeated="2"/>
        </table:table-row>
      </table:table>
      <table:table table:name="br440k_opt" table:style-name="ta1" table:print="false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>
            <text:p>Num Cores</text:p>
          </table:table-cell>
          <table:table-cell office:value-type="string">
            <text:p>Athlon Time</text:p>
          </table:table-cell>
          <table:table-cell office:value-type="string">
            <text:p><text:span text:style-name="T1">Opteron</text:span> Time</text:p>
          </table:table-cell>
          <table:table-cell office:value-type="string">
            <text:p>Opt/Ath</text:p>
          </table:table-cell>
          <table:table-cell>
            <draw:frame table:end-cell-address="br440k_opt.K24" table:end-x="1.91cm" table:end-y="0.289cm" draw:z-index="0" draw:style-name="gr1" svg:width="15cm" svg:height="13.12cm" svg:x="0.459cm" svg:y="0cm">
              <draw:object draw:notify-on-update-of-ranges="br440k_opt.A1:br440k_opt.A1 br440k_opt.A2:br440k_opt.A11 br440k_opt.B1:br440k_opt.B1 br440k_opt.B2:br440k_opt.B11 br440k_opt.C1:br440k_opt.C1 br440k_opt.C2:br440k_opt.C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9755">
            <text:p>49.98</text:p>
          </table:table-cell>
          <table:table-cell office:value-type="float" office:value="46.7909">
            <text:p>46.79</text:p>
          </table:table-cell>
          <table:table-cell table:formula="oooc:=[.C2]/[.B2]" office:value-type="float" office:value="0.936276775620054">
            <text:p>0.9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774">
            <text:p>30.68</text:p>
          </table:table-cell>
          <table:table-cell office:value-type="float" office:value="21.2356">
            <text:p>21.24</text:p>
          </table:table-cell>
          <table:table-cell table:formula="oooc:=[.C3]/[.B3]" office:value-type="float" office:value="0.692222939362528">
            <text:p>0.6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725">
            <text:p>12.37</text:p>
          </table:table-cell>
          <table:table-cell office:value-type="float" office:value="10.1322">
            <text:p>10.13</text:p>
          </table:table-cell>
          <table:table-cell table:formula="oooc:=[.C4]/[.B4]" office:value-type="float" office:value="0.818929076581127">
            <text:p>0.8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7414">
            <text:p>8.37</text:p>
          </table:table-cell>
          <table:table-cell office:value-type="float" office:value="5.19453">
            <text:p>5.19</text:p>
          </table:table-cell>
          <table:table-cell table:formula="oooc:=[.C5]/[.B5]" office:value-type="float" office:value="0.620306085162178">
            <text:p>0.6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52336">
            <text:p>6.52</text:p>
          </table:table-cell>
          <table:table-cell office:value-type="float" office:value="2.65843">
            <text:p>2.66</text:p>
          </table:table-cell>
          <table:table-cell table:formula="oooc:=[.C6]/[.B6]" office:value-type="float" office:value="0.407524649873685">
            <text:p>0.4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16586">
            <text:p>6.17</text:p>
          </table:table-cell>
          <table:table-cell office:value-type="float" office:value="2.25063">
            <text:p>2.25</text:p>
          </table:table-cell>
          <table:table-cell table:formula="oooc:=[.C7]/[.B7]" office:value-type="float" office:value="0.36501477490569">
            <text:p>0.3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01475">
            <text:p>6.01</text:p>
          </table:table-cell>
          <table:table-cell office:value-type="float" office:value="1.91536">
            <text:p>1.92</text:p>
          </table:table-cell>
          <table:table-cell table:formula="oooc:=[.C8]/[.B8]" office:value-type="float" office:value="0.318443825595411">
            <text:p>0.3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84856">
            <text:p>5.85</text:p>
          </table:table-cell>
          <table:table-cell office:value-type="float" office:value="1.91277">
            <text:p>1.91</text:p>
          </table:table-cell>
          <table:table-cell table:formula="oooc:=[.C9]/[.B9]" office:value-type="float" office:value="0.327049735319463">
            <text:p>0.3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1.94274">
            <text:p>1.94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/>
          <table:table-cell office:value-type="float" office:value="2.07595">
            <text:p>2.08</text:p>
          </table:table-cell>
          <table:table-cell table:number-columns-repeated="2"/>
        </table:table-row>
      </table:table>
      <table:table table:name="Tests" table:style-name="ta1" table:print="false">
        <office:forms form:automatic-focus="false" form:apply-design-mode="false"/>
        <table:table-column table:style-name="co5" table:default-cell-style-name="ce1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51" table:default-cell-style-name="ce2"/>
        <table:table-row table:style-name="ro1">
          <table:table-cell office:value-type="string">
            <text:p>Test</text:p>
          </table:table-cell>
          <table:table-cell table:style-name="ce1" office:value-type="string">
            <text:p>Compiled on</text:p>
          </table:table-cell>
          <table:table-cell table:style-name="ce3" office:value-type="string">
            <text:p>Size</text:p>
          </table:table-cell>
          <table:table-cell table:style-name="ce1" office:value-type="string">
            <text:p>Num Object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Us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220a</text:p>
          </table:table-cell>
          <table:table-cell office:value-type="string">
            <text:p>Athlon</text:p>
          </table:table-cell>
          <table:table-cell office:value-type="string">
            <text:p>46m</text:p>
          </table:table-cell>
          <table:table-cell office:value-type="string">
            <text:p>220k</text:p>
          </table:table-cell>
          <table:table-cell office:value-type="string">
            <text:p>single-user</text:p>
          </table:table-cell>
          <table:table-cell office:value-type="string">
            <text:p>non-root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oad</text:p>
          </table:table-cell>
          <table:table-cell office:value-type="string">
            <text:p>Native</text:p>
          </table:table-cell>
          <table:table-cell office:value-type="string">
            <text:p>46m</text:p>
          </table:table-cell>
          <table:table-cell office:value-type="string">
            <text:p>220k</text:p>
          </table:table-cell>
          <table:table-cell office:value-type="string">
            <text:p>single-user</text:p>
          </table:table-cell>
          <table:table-cell office:value-type="string">
            <text:p>non-root</text:p>
          </table:table-cell>
          <table:table-cell table:number-columns-repeated="249"/>
        </table:table-row>
        <table:table-row table:style-name="ro1" table:number-rows-repeated="2">
          <table:table-cell table:style-name="Default"/>
          <table:table-cell table:number-columns-repeated="254"/>
        </table:table-row>
        <table:table-row table:style-name="ro1">
          <table:table-cell table:number-columns-repeated="255"/>
        </table:table-row>
        <table:table-row table:style-name="ro1" table:number-rows-repeated="2">
          <table:table-cell table:style-name="Default"/>
          <table:table-cell table:number-columns-repeated="254"/>
        </table:table-row>
        <table:table-row table:style-name="ro1" table:number-rows-repeated="6552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r220k" table:style-name="ta1" table:print="false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 table:style-name="ce1" office:value-type="string">
            <text:p>#Threads</text:p>
          </table:table-cell>
          <table:table-cell table:style-name="ce1" office:value-type="string">
            <text:p>Athlon</text:p>
          </table:table-cell>
          <table:table-cell table:style-name="ce1" office:value-type="string">
            <text:p>Optero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.1122">
            <text:p>26.11</text:p>
          </table:table-cell>
          <table:table-cell office:value-type="float" office:value="24.7172">
            <text:p>24.72</text:p>
          </table:table-cell>
          <table:table-cell table:formula="oooc:=[.C2]/[.B2]" office:value-type="float" office:value="0.946576695950552">
            <text:p>0.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5981">
            <text:p>15.6</text:p>
          </table:table-cell>
          <table:table-cell office:value-type="float" office:value="11.9903">
            <text:p>11.99</text:p>
          </table:table-cell>
          <table:table-cell table:formula="oooc:=[.C3]/[.B3]" office:value-type="float" office:value="0.768702598393394">
            <text:p>0.77</text:p>
          </table:table-cell>
          <table:table-cell>
            <draw:frame table:end-cell-address="br220k.N35" table:end-x="0.881cm" table:end-y="0.02cm" draw:z-index="0" draw:style-name="gr1" svg:width="20cm" svg:height="17.5cm" svg:x="1.204cm" svg:y="0.346cm">
              <draw:object draw:notify-on-update-of-ranges="br220k.A2:br220k.A38 br220k.B1:br220k.B1 br220k.B2:br220k.B38 br220k.C1:br220k.C1 br220k.C2:br220k.C3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7702">
            <text:p>11.77</text:p>
          </table:table-cell>
          <table:table-cell office:value-type="float" office:value="7.79605">
            <text:p>7.8</text:p>
          </table:table-cell>
          <table:table-cell table:formula="oooc:=[.C4]/[.B4]" office:value-type="float" office:value="0.662354930247574">
            <text:p>0.6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26">
            <text:p>10.25</text:p>
          </table:table-cell>
          <table:table-cell office:value-type="float" office:value="5.80904">
            <text:p>5.81</text:p>
          </table:table-cell>
          <table:table-cell table:formula="oooc:=[.C5]/[.B5]" office:value-type="float" office:value="0.566591888886721">
            <text:p>0.5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2448">
            <text:p>9.02</text:p>
          </table:table-cell>
          <table:table-cell office:value-type="float" office:value="4.79017">
            <text:p>4.79</text:p>
          </table:table-cell>
          <table:table-cell table:formula="oooc:=[.C6]/[.B6]" office:value-type="float" office:value="0.530797342339946">
            <text:p>0.5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5414">
            <text:p>8.54</text:p>
          </table:table-cell>
          <table:table-cell office:value-type="float" office:value="4.03345">
            <text:p>4.03</text:p>
          </table:table-cell>
          <table:table-cell table:formula="oooc:=[.C7]/[.B7]" office:value-type="float" office:value="0.472223523075842">
            <text:p>0.4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5437">
            <text:p>7.35</text:p>
          </table:table-cell>
          <table:table-cell office:value-type="float" office:value="3.63498">
            <text:p>3.63</text:p>
          </table:table-cell>
          <table:table-cell table:formula="oooc:=[.C8]/[.B8]" office:value-type="float" office:value="0.494261235156784">
            <text:p>0.4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15627">
            <text:p>7.16</text:p>
          </table:table-cell>
          <table:table-cell office:value-type="float" office:value="3.17076">
            <text:p>3.17</text:p>
          </table:table-cell>
          <table:table-cell table:formula="oooc:=[.C9]/[.B9]" office:value-type="float" office:value="0.443074394901254">
            <text:p>0.4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00965">
            <text:p>7.01</text:p>
          </table:table-cell>
          <table:table-cell office:value-type="float" office:value="2.88342">
            <text:p>2.88</text:p>
          </table:table-cell>
          <table:table-cell table:formula="oooc:=[.C10]/[.B10]" office:value-type="float" office:value="0.411350067407075">
            <text:p>0.4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92643">
            <text:p>6.93</text:p>
          </table:table-cell>
          <table:table-cell office:value-type="float" office:value="2.60094">
            <text:p>2.6</text:p>
          </table:table-cell>
          <table:table-cell table:formula="oooc:=[.C11]/[.B11]" office:value-type="float" office:value="0.375509461584106">
            <text:p>0.3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83184">
            <text:p>6.83</text:p>
          </table:table-cell>
          <table:table-cell office:value-type="float" office:value="2.38942">
            <text:p>2.39</text:p>
          </table:table-cell>
          <table:table-cell table:formula="oooc:=[.C12]/[.B12]" office:value-type="float" office:value="0.34974765216984">
            <text:p>0.3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75985">
            <text:p>6.76</text:p>
          </table:table-cell>
          <table:table-cell office:value-type="float" office:value="2.1694">
            <text:p>2.17</text:p>
          </table:table-cell>
          <table:table-cell table:formula="oooc:=[.C13]/[.B13]" office:value-type="float" office:value="0.32092428086422">
            <text:p>0.3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74602">
            <text:p>6.75</text:p>
          </table:table-cell>
          <table:table-cell office:value-type="float" office:value="1.98805">
            <text:p>1.99</text:p>
          </table:table-cell>
          <table:table-cell table:formula="oooc:=[.C14]/[.B14]" office:value-type="float" office:value="0.294699689594754">
            <text:p>0.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73175">
            <text:p>6.73</text:p>
          </table:table-cell>
          <table:table-cell office:value-type="float" office:value="1.94434">
            <text:p>1.94</text:p>
          </table:table-cell>
          <table:table-cell table:formula="oooc:=[.C15]/[.B15]" office:value-type="float" office:value="0.288831284584246">
            <text:p>0.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71159">
            <text:p>6.71</text:p>
          </table:table-cell>
          <table:table-cell office:value-type="float" office:value="1.91918">
            <text:p>1.92</text:p>
          </table:table-cell>
          <table:table-cell table:formula="oooc:=[.C16]/[.B16]" office:value-type="float" office:value="0.285950125082134">
            <text:p>0.2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68949">
            <text:p>6.69</text:p>
          </table:table-cell>
          <table:table-cell office:value-type="float" office:value="1.87649">
            <text:p>1.88</text:p>
          </table:table-cell>
          <table:table-cell table:formula="oooc:=[.C17]/[.B17]" office:value-type="float" office:value="0.280513163185833">
            <text:p>0.2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66346">
            <text:p>6.66</text:p>
          </table:table-cell>
          <table:table-cell office:value-type="float" office:value="1.86239">
            <text:p>1.86</text:p>
          </table:table-cell>
          <table:table-cell table:formula="oooc:=[.C18]/[.B18]" office:value-type="float" office:value="0.279492936102265">
            <text:p>0.2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542">
            <text:p>6.65</text:p>
          </table:table-cell>
          <table:table-cell office:value-type="float" office:value="1.75229">
            <text:p>1.75</text:p>
          </table:table-cell>
          <table:table-cell table:formula="oooc:=[.C19]/[.B19]" office:value-type="float" office:value="0.263335938204442">
            <text:p>0.2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64826">
            <text:p>6.65</text:p>
          </table:table-cell>
          <table:table-cell office:value-type="float" office:value="1.70327">
            <text:p>1.7</text:p>
          </table:table-cell>
          <table:table-cell table:formula="oooc:=[.C20]/[.B20]" office:value-type="float" office:value="0.256197862297804">
            <text:p>0.2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5798">
            <text:p>6.66</text:p>
          </table:table-cell>
          <table:table-cell office:value-type="float" office:value="1.6829">
            <text:p>1.68</text:p>
          </table:table-cell>
          <table:table-cell table:formula="oooc:=[.C21]/[.B21]" office:value-type="float" office:value="0.252764351950592">
            <text:p>0.2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66949">
            <text:p>6.67</text:p>
          </table:table-cell>
          <table:table-cell office:value-type="float" office:value="1.67869">
            <text:p>1.68</text:p>
          </table:table-cell>
          <table:table-cell table:formula="oooc:=[.C22]/[.B22]" office:value-type="float" office:value="0.251696906360156">
            <text:p>0.2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.68266">
            <text:p>6.68</text:p>
          </table:table-cell>
          <table:table-cell office:value-type="float" office:value="1.73352">
            <text:p>1.73</text:p>
          </table:table-cell>
          <table:table-cell table:formula="oooc:=[.C23]/[.B23]" office:value-type="float" office:value="0.259405685759862">
            <text:p>0.2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.69213">
            <text:p>6.69</text:p>
          </table:table-cell>
          <table:table-cell office:value-type="float" office:value="1.59602">
            <text:p>1.6</text:p>
          </table:table-cell>
          <table:table-cell table:formula="oooc:=[.C24]/[.B24]" office:value-type="float" office:value="0.238492079502341">
            <text:p>0.2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.67912">
            <text:p>6.68</text:p>
          </table:table-cell>
          <table:table-cell office:value-type="float" office:value="1.63692">
            <text:p>1.64</text:p>
          </table:table-cell>
          <table:table-cell table:formula="oooc:=[.C25]/[.B25]" office:value-type="float" office:value="0.245080190204698">
            <text:p>0.2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.63183">
            <text:p>6.63</text:p>
          </table:table-cell>
          <table:table-cell office:value-type="float" office:value="1.65199">
            <text:p>1.65</text:p>
          </table:table-cell>
          <table:table-cell table:formula="oooc:=[.C26]/[.B26]" office:value-type="float" office:value="0.24910017295377">
            <text:p>0.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.62361">
            <text:p>6.62</text:p>
          </table:table-cell>
          <table:table-cell office:value-type="float" office:value="1.57952">
            <text:p>1.58</text:p>
          </table:table-cell>
          <table:table-cell table:formula="oooc:=[.C27]/[.B27]" office:value-type="float" office:value="0.238468146524327">
            <text:p>0.2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.65517">
            <text:p>6.66</text:p>
          </table:table-cell>
          <table:table-cell office:value-type="float" office:value="1.57282">
            <text:p>1.57</text:p>
          </table:table-cell>
          <table:table-cell table:formula="oooc:=[.C28]/[.B28]" office:value-type="float" office:value="0.236330552036988">
            <text:p>0.2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.62944">
            <text:p>6.63</text:p>
          </table:table-cell>
          <table:table-cell office:value-type="float" office:value="1.57944">
            <text:p>1.58</text:p>
          </table:table-cell>
          <table:table-cell table:formula="oooc:=[.C29]/[.B29]" office:value-type="float" office:value="0.238246367717334">
            <text:p>0.2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6056">
            <text:p>6.61</text:p>
          </table:table-cell>
          <table:table-cell office:value-type="float" office:value="1.53206">
            <text:p>1.53</text:p>
          </table:table-cell>
          <table:table-cell table:formula="oooc:=[.C30]/[.B30]" office:value-type="float" office:value="0.231933510960397">
            <text:p>0.2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61463">
            <text:p>6.61</text:p>
          </table:table-cell>
          <table:table-cell office:value-type="float" office:value="1.50785">
            <text:p>1.51</text:p>
          </table:table-cell>
          <table:table-cell table:formula="oooc:=[.C31]/[.B31]" office:value-type="float" office:value="0.227956816934583">
            <text:p>0.2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63345">
            <text:p>6.63</text:p>
          </table:table-cell>
          <table:table-cell office:value-type="float" office:value="1.51353">
            <text:p>1.51</text:p>
          </table:table-cell>
          <table:table-cell table:formula="oooc:=[.C32]/[.B32]" office:value-type="float" office:value="0.228166338782986">
            <text:p>0.2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62607">
            <text:p>6.63</text:p>
          </table:table-cell>
          <table:table-cell office:value-type="float" office:value="1.51222">
            <text:p>1.51</text:p>
          </table:table-cell>
          <table:table-cell table:formula="oooc:=[.C33]/[.B33]" office:value-type="float" office:value="0.228222762512319">
            <text:p>0.2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.62575">
            <text:p>6.63</text:p>
          </table:table-cell>
          <table:table-cell office:value-type="float" office:value="1.52218">
            <text:p>1.52</text:p>
          </table:table-cell>
          <table:table-cell table:formula="oooc:=[.C34]/[.B34]" office:value-type="float" office:value="0.229737010904426">
            <text:p>0.2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.62005">
            <text:p>6.62</text:p>
          </table:table-cell>
          <table:table-cell office:value-type="float" office:value="1.49715">
            <text:p>1.5</text:p>
          </table:table-cell>
          <table:table-cell table:formula="oooc:=[.C35]/[.B35]" office:value-type="float" office:value="0.226153881012983">
            <text:p>0.2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.62126">
            <text:p>6.62</text:p>
          </table:table-cell>
          <table:table-cell office:value-type="float" office:value="1.47197">
            <text:p>1.47</text:p>
          </table:table-cell>
          <table:table-cell table:formula="oooc:=[.C36]/[.B36]" office:value-type="float" office:value="0.222309651033187">
            <text:p>0.2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.59801">
            <text:p>6.6</text:p>
          </table:table-cell>
          <table:table-cell office:value-type="float" office:value="1.47855">
            <text:p>1.48</text:p>
          </table:table-cell>
          <table:table-cell table:formula="oooc:=[.C37]/[.B37]" office:value-type="float" office:value="0.224090293891643">
            <text:p>0.2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.61688">
            <text:p>6.62</text:p>
          </table:table-cell>
          <table:table-cell office:value-type="float" office:value="1.46415">
            <text:p>1.46</text:p>
          </table:table-cell>
          <table:table-cell table:formula="oooc:=[.C38]/[.B38]" office:value-type="float" office:value="0.221274981562307">
            <text:p>0.22</text:p>
          </table:table-cell>
          <table:table-cell/>
        </table:table-row>
      </table:table>
      <table:table table:name="br220k log2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>
            <text:p>Num Cores</text:p>
          </table:table-cell>
          <table:table-cell office:value-type="string">
            <text:p>Athlon Time</text:p>
          </table:table-cell>
          <table:table-cell office:value-type="string">
            <text:p>Athlon ctxt/s (100k)</text:p>
          </table:table-cell>
          <table:table-cell office:value-type="string">
            <text:p>Opteron Time</text:p>
          </table:table-cell>
          <table:table-cell office:value-type="string">
            <text:p>Opteron ctxt/s (100k)</text:p>
          </table:table-cell>
          <table:table-cell/>
          <table:table-cell>
            <draw:frame table:end-cell-address="'br220k log2'.Q33" table:end-x="1.525cm" table:end-y="0.147cm" draw:z-index="0" draw:style-name="gr1" svg:width="22.087cm" svg:height="17.5cm" svg:x="2.019cm" svg:y="0.473cm">
              <draw:object draw:notify-on-update-of-ranges="'br220k log2'.A2:'br220k log2'.A11 'br220k log2'.B1:'br220k log2'.B1 'br220k log2'.B2:'br220k log2'.B11 'br220k log2'.C1:'br220k log2'.C1 'br220k log2'.C2:'br220k log2'.C11 'br220k log2'.D1:'br220k log2'.D1 'br220k log2'.D2:'br220k log2'.D11 'br220k log2'.E1:'br220k log2'.E1 'br220k log2'.E2:'br220k log2'.E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.8184">
            <text:p>24.82</text:p>
          </table:table-cell>
          <table:table-cell office:value-type="float" office:value="30.9458">
            <text:p>30.95</text:p>
          </table:table-cell>
          <table:table-cell office:value-type="float" office:value="23.677">
            <text:p>23.68</text:p>
          </table:table-cell>
          <table:table-cell office:value-type="float" office:value="51.87473">
            <text:p>51.8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2419">
            <text:p>15.24</text:p>
          </table:table-cell>
          <table:table-cell office:value-type="float" office:value="18.54486">
            <text:p>18.54</text:p>
          </table:table-cell>
          <table:table-cell office:value-type="float" office:value="10.5435">
            <text:p>10.54</text:p>
          </table:table-cell>
          <table:table-cell office:value-type="float" office:value="28.4956">
            <text:p>28.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41799">
            <text:p>6.42</text:p>
          </table:table-cell>
          <table:table-cell office:value-type="float" office:value="8.65165">
            <text:p>8.65</text:p>
          </table:table-cell>
          <table:table-cell office:value-type="float" office:value="5.09385">
            <text:p>5.09</text:p>
          </table:table-cell>
          <table:table-cell office:value-type="float" office:value="15.70702">
            <text:p>15.7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2098">
            <text:p>4.52</text:p>
          </table:table-cell>
          <table:table-cell office:value-type="float" office:value="4.81123">
            <text:p>4.81</text:p>
          </table:table-cell>
          <table:table-cell office:value-type="float" office:value="2.58703">
            <text:p>2.59</text:p>
          </table:table-cell>
          <table:table-cell office:value-type="float" office:value="8.90778">
            <text:p>8.9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39613">
            <text:p>3.4</text:p>
          </table:table-cell>
          <table:table-cell office:value-type="float" office:value="3.49754">
            <text:p>3.5</text:p>
          </table:table-cell>
          <table:table-cell office:value-type="float" office:value="1.46327">
            <text:p>1.46</text:p>
          </table:table-cell>
          <table:table-cell office:value-type="float" office:value="6.03586">
            <text:p>6.0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47157">
            <text:p>3.47</text:p>
          </table:table-cell>
          <table:table-cell office:value-type="float" office:value="3.73414">
            <text:p>3.73</text:p>
          </table:table-cell>
          <table:table-cell office:value-type="float" office:value="1.17864">
            <text:p>1.18</text:p>
          </table:table-cell>
          <table:table-cell office:value-type="float" office:value="5.06438">
            <text:p>5.0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.22387">
            <text:p>3.22</text:p>
          </table:table-cell>
          <table:table-cell office:value-type="float" office:value="4.24659">
            <text:p>4.25</text:p>
          </table:table-cell>
          <table:table-cell office:value-type="float" office:value="1.01158">
            <text:p>1.01</text:p>
          </table:table-cell>
          <table:table-cell office:value-type="float" office:value="5.01969">
            <text:p>5.02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9783">
            <text:p>2.98</text:p>
          </table:table-cell>
          <table:table-cell office:value-type="float" office:value="5.23999">
            <text:p>5.24</text:p>
          </table:table-cell>
          <table:table-cell office:value-type="float" office:value="0.998305">
            <text:p>1</text:p>
          </table:table-cell>
          <table:table-cell office:value-type="float" office:value="6.60629">
            <text:p>6.6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  <table:table-cell office:value-type="float" office:value="0.961775">
            <text:p>0.96</text:p>
          </table:table-cell>
          <table:table-cell office:value-type="float" office:value="9.63462">
            <text:p>9.63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table:number-columns-repeated="2"/>
          <table:table-cell office:value-type="float" office:value="1.03585">
            <text:p>1.04</text:p>
          </table:table-cell>
          <table:table-cell office:value-type="float" office:value="18.39026">
            <text:p>18.39</text:p>
          </table:table-cell>
          <table:table-cell table:number-columns-repeated="2"/>
        </table:table-row>
      </table:table>
      <table:table table:name="br440k log2" table:style-name="ta1" table:print="false">
        <office:forms form:automatic-focus="false" form:apply-design-mode="false"/>
        <table:table-column table:style-name="co4" table:number-columns-repeated="9" table:default-cell-style-name="Default"/>
        <table:table-row table:style-name="ro2">
          <table:table-cell/>
          <table:table-cell table:number-columns-repeated="2" office:value-type="string">
            <text:p>Opt</text:p>
          </table:table-cell>
          <table:table-cell office:value-type="string">
            <text:p>NonOpt</text:p>
          </table:table-cell>
          <table:table-cell office:value-type="string">
            <text:p>NonOpt</text:p>
          </table:table-cell>
          <table:table-cell table:number-columns-repeated="2" office:value-type="string">
            <text:p>Opt</text:p>
          </table:table-cell>
          <table:table-cell office:value-type="string">
            <text:p>NonOpt</text:p>
          </table:table-cell>
          <table:table-cell office:value-type="string">
            <text:p>NonOpt</text:p>
          </table:table-cell>
        </table:table-row>
        <table:table-row table:style-name="ro2">
          <table:table-cell office:value-type="string">
            <text:p>Num Threads</text:p>
          </table:table-cell>
          <table:table-cell office:value-type="string">
            <text:p>Athlon Time</text:p>
          </table:table-cell>
          <table:table-cell office:value-type="string">
            <text:p>Athlon CS</text:p>
          </table:table-cell>
          <table:table-cell office:value-type="string">
            <text:p>Athlon Time</text:p>
          </table:table-cell>
          <table:table-cell office:value-type="string">
            <text:p>Athlon CS</text:p>
          </table:table-cell>
          <table:table-cell office:value-type="string">
            <text:p><text:span text:style-name="T1">Opteron</text:span> Time</text:p>
          </table:table-cell>
          <table:table-cell office:value-type="string">
            <text:p>Opteron CS</text:p>
          </table:table-cell>
          <table:table-cell office:value-type="string">
            <text:p><text:span text:style-name="T1">Opteron</text:span> Time</text:p>
          </table:table-cell>
          <table:table-cell office:value-type="string">
            <text:p>Opteron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9755">
            <text:p>49.98</text:p>
          </table:table-cell>
          <table:table-cell office:value-type="float" office:value="62.81206">
            <text:p>62.81</text:p>
          </table:table-cell>
          <table:table-cell office:value-type="float" office:value="70.0462">
            <text:p>70.05</text:p>
          </table:table-cell>
          <table:table-cell office:value-type="float" office:value="95.51204">
            <text:p>95.51</text:p>
          </table:table-cell>
          <table:table-cell office:value-type="float" office:value="46.7909">
            <text:p>46.79</text:p>
          </table:table-cell>
          <table:table-cell office:value-type="float" office:value="105.74972">
            <text:p>105.75</text:p>
          </table:table-cell>
          <table:table-cell office:value-type="float" office:value="54.8196">
            <text:p>54.82</text:p>
          </table:table-cell>
          <table:table-cell office:value-type="float" office:value="121.29078">
            <text:p>121.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774">
            <text:p>30.68</text:p>
          </table:table-cell>
          <table:table-cell office:value-type="float" office:value="37.21105">
            <text:p>37.21</text:p>
          </table:table-cell>
          <table:table-cell office:value-type="float" office:value="35.8279">
            <text:p>35.83</text:p>
          </table:table-cell>
          <table:table-cell office:value-type="float" office:value="46.41416">
            <text:p>46.41</text:p>
          </table:table-cell>
          <table:table-cell office:value-type="float" office:value="21.2356">
            <text:p>21.24</text:p>
          </table:table-cell>
          <table:table-cell office:value-type="float" office:value="55.69176">
            <text:p>55.69</text:p>
          </table:table-cell>
          <table:table-cell office:value-type="float" office:value="24.589">
            <text:p>24.59</text:p>
          </table:table-cell>
          <table:table-cell office:value-type="float" office:value="64.34661">
            <text:p>64.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725">
            <text:p>12.37</text:p>
          </table:table-cell>
          <table:table-cell office:value-type="float" office:value="17.16514">
            <text:p>17.17</text:p>
          </table:table-cell>
          <table:table-cell office:value-type="float" office:value="22.1313">
            <text:p>22.13</text:p>
          </table:table-cell>
          <table:table-cell office:value-type="float" office:value="27.83297">
            <text:p>27.83</text:p>
          </table:table-cell>
          <table:table-cell office:value-type="float" office:value="10.1322">
            <text:p>10.13</text:p>
          </table:table-cell>
          <table:table-cell office:value-type="float" office:value="30.76087">
            <text:p>30.76</text:p>
          </table:table-cell>
          <table:table-cell office:value-type="float" office:value="12.1203">
            <text:p>12.12</text:p>
          </table:table-cell>
          <table:table-cell office:value-type="float" office:value="35.65667">
            <text:p>35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7414">
            <text:p>8.37</text:p>
          </table:table-cell>
          <table:table-cell office:value-type="float" office:value="9.47979">
            <text:p>9.48</text:p>
          </table:table-cell>
          <table:table-cell office:value-type="float" office:value="15.061">
            <text:p>15.06</text:p>
          </table:table-cell>
          <table:table-cell office:value-type="float" office:value="8.15216">
            <text:p>8.15</text:p>
          </table:table-cell>
          <table:table-cell office:value-type="float" office:value="5.19453">
            <text:p>5.19</text:p>
          </table:table-cell>
          <table:table-cell office:value-type="float" office:value="16.94128">
            <text:p>16.94</text:p>
          </table:table-cell>
          <table:table-cell office:value-type="float" office:value="6.10677">
            <text:p>6.11</text:p>
          </table:table-cell>
          <table:table-cell office:value-type="float" office:value="20.34536">
            <text:p>20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52336">
            <text:p>6.52</text:p>
          </table:table-cell>
          <table:table-cell office:value-type="float" office:value="6.32388">
            <text:p>6.32</text:p>
          </table:table-cell>
          <table:table-cell office:value-type="float" office:value="14.1504">
            <text:p>14.15</text:p>
          </table:table-cell>
          <table:table-cell office:value-type="float" office:value="6.63698">
            <text:p>6.64</text:p>
          </table:table-cell>
          <table:table-cell office:value-type="float" office:value="2.65843">
            <text:p>2.66</text:p>
          </table:table-cell>
          <table:table-cell office:value-type="float" office:value="11.13362">
            <text:p>11.13</text:p>
          </table:table-cell>
          <table:table-cell office:value-type="float" office:value="3.51443">
            <text:p>3.51</text:p>
          </table:table-cell>
          <table:table-cell office:value-type="float" office:value="13.47045">
            <text:p>13.4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16586">
            <text:p>6.17</text:p>
          </table:table-cell>
          <table:table-cell office:value-type="float" office:value="6.43022">
            <text:p>6.43</text:p>
          </table:table-cell>
          <table:table-cell office:value-type="float" office:value="13.6636">
            <text:p>13.66</text:p>
          </table:table-cell>
          <table:table-cell office:value-type="float" office:value="6.71172">
            <text:p>6.71</text:p>
          </table:table-cell>
          <table:table-cell office:value-type="float" office:value="2.25063">
            <text:p>2.25</text:p>
          </table:table-cell>
          <table:table-cell office:value-type="float" office:value="9.19925">
            <text:p>9.2</text:p>
          </table:table-cell>
          <table:table-cell office:value-type="float" office:value="2.9883">
            <text:p>2.99</text:p>
          </table:table-cell>
          <table:table-cell office:value-type="float" office:value="10.658">
            <text:p>10.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01475">
            <text:p>6.01</text:p>
          </table:table-cell>
          <table:table-cell office:value-type="float" office:value="6.72049">
            <text:p>6.72</text:p>
          </table:table-cell>
          <table:table-cell office:value-type="float" office:value="13.2966">
            <text:p>13.3</text:p>
          </table:table-cell>
          <table:table-cell office:value-type="float" office:value="7.00275">
            <text:p>7</text:p>
          </table:table-cell>
          <table:table-cell office:value-type="float" office:value="1.91536">
            <text:p>1.92</text:p>
          </table:table-cell>
          <table:table-cell office:value-type="float" office:value="8.89038">
            <text:p>8.89</text:p>
          </table:table-cell>
          <table:table-cell office:value-type="float" office:value="2.73409">
            <text:p>2.73</text:p>
          </table:table-cell>
          <table:table-cell office:value-type="float" office:value="9.15626">
            <text:p>9.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84856">
            <text:p>5.85</text:p>
          </table:table-cell>
          <table:table-cell office:value-type="float" office:value="7.59837">
            <text:p>7.6</text:p>
          </table:table-cell>
          <table:table-cell office:value-type="float" office:value="13.1983">
            <text:p>13.2</text:p>
          </table:table-cell>
          <table:table-cell office:value-type="float" office:value="8.07288">
            <text:p>8.07</text:p>
          </table:table-cell>
          <table:table-cell office:value-type="float" office:value="1.91277">
            <text:p>1.91</text:p>
          </table:table-cell>
          <table:table-cell office:value-type="float" office:value="10.01222">
            <text:p>10.01</text:p>
          </table:table-cell>
          <table:table-cell office:value-type="float" office:value="2.79842">
            <text:p>2.8</text:p>
          </table:table-cell>
          <table:table-cell office:value-type="float" office:value="10.02811">
            <text:p>10.0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4"/>
          <table:table-cell office:value-type="float" office:value="1.94274">
            <text:p>1.94</text:p>
          </table:table-cell>
          <table:table-cell office:value-type="float" office:value="13.63098">
            <text:p>13.63</text:p>
          </table:table-cell>
          <table:table-cell office:value-type="float" office:value="2.73663">
            <text:p>2.74</text:p>
          </table:table-cell>
          <table:table-cell office:value-type="float" office:value="13.30926">
            <text:p>13.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4"/>
          <table:table-cell office:value-type="float" office:value="2.07595">
            <text:p>2.08</text:p>
          </table:table-cell>
          <table:table-cell office:value-type="float" office:value="23.7752">
            <text:p>23.78</text:p>
          </table:table-cell>
          <table:table-cell office:value-type="float" office:value="2.86805">
            <text:p>2.87</text:p>
          </table:table-cell>
          <table:table-cell office:value-type="float" office:value="23.34618">
            <text:p>23.35</text:p>
          </table:table-cell>
        </table:table-row>
      </table:table>
      <table:table table:name="Context" table:style-name="ta1" table:print="false">
        <office:forms form:automatic-focus="false" form:apply-design-mode="false"/>
        <table:table-column table:style-name="co4" table:number-columns-repeated="4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Opt</text:p>
          </table:table-cell>
          <table:table-cell office:value-type="string">
            <text:p>Ath</text:p>
          </table:table-cell>
          <table:table-cell>
            <draw:frame table:end-cell-address="Context.J24" table:end-x="1.551cm" table:end-y="0.388cm" draw:z-index="0" draw:style-name="gr1" svg:width="14.999cm" svg:height="13.1cm" svg:x="0.101cm" svg:y="0.1cm">
              <draw:object draw:notify-on-update-of-ranges="Context.A2:Context.A282 Context.B1:Context.B1 Context.B2:Context.B282 Context.C1:Context.C1 Context.C2:Context.C2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7">
            <text:p>757</text:p>
          </table:table-cell>
          <table:table-cell office:value-type="float" office:value="3311">
            <text:p>331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1245">
            <text:p>41245</text:p>
          </table:table-cell>
          <table:table-cell office:value-type="float" office:value="99937">
            <text:p>9993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2251">
            <text:p>212251</text:p>
          </table:table-cell>
          <table:table-cell office:value-type="float" office:value="137194">
            <text:p>13719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6465">
            <text:p>216465</text:p>
          </table:table-cell>
          <table:table-cell office:value-type="float" office:value="120345">
            <text:p>12034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5560">
            <text:p>225560</text:p>
          </table:table-cell>
          <table:table-cell office:value-type="float" office:value="120270">
            <text:p>12027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5334">
            <text:p>225334</text:p>
          </table:table-cell>
          <table:table-cell office:value-type="float" office:value="126120">
            <text:p>1261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5875">
            <text:p>225875</text:p>
          </table:table-cell>
          <table:table-cell office:value-type="float" office:value="114734">
            <text:p>11473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3533">
            <text:p>213533</text:p>
          </table:table-cell>
          <table:table-cell office:value-type="float" office:value="120971">
            <text:p>12097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8758">
            <text:p>218758</text:p>
          </table:table-cell>
          <table:table-cell office:value-type="float" office:value="112648">
            <text:p>1126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1086">
            <text:p>221086</text:p>
          </table:table-cell>
          <table:table-cell office:value-type="float" office:value="123142">
            <text:p>12314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7742">
            <text:p>217742</text:p>
          </table:table-cell>
          <table:table-cell office:value-type="float" office:value="135777">
            <text:p>13577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0513">
            <text:p>220513</text:p>
          </table:table-cell>
          <table:table-cell office:value-type="float" office:value="131466">
            <text:p>13146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7811">
            <text:p>217811</text:p>
          </table:table-cell>
          <table:table-cell office:value-type="float" office:value="133960">
            <text:p>13396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1600">
            <text:p>221600</text:p>
          </table:table-cell>
          <table:table-cell office:value-type="float" office:value="146999">
            <text:p>14699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1744">
            <text:p>221744</text:p>
          </table:table-cell>
          <table:table-cell office:value-type="float" office:value="144916">
            <text:p>14491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9820">
            <text:p>219820</text:p>
          </table:table-cell>
          <table:table-cell office:value-type="float" office:value="135004">
            <text:p>1350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19549">
            <text:p>219549</text:p>
          </table:table-cell>
          <table:table-cell office:value-type="float" office:value="145220">
            <text:p>1452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1329">
            <text:p>221329</text:p>
          </table:table-cell>
          <table:table-cell office:value-type="float" office:value="142891">
            <text:p>14289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2851">
            <text:p>222851</text:p>
          </table:table-cell>
          <table:table-cell office:value-type="float" office:value="143663">
            <text:p>14366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3708">
            <text:p>223708</text:p>
          </table:table-cell>
          <table:table-cell office:value-type="float" office:value="137084">
            <text:p>13708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0451">
            <text:p>220451</text:p>
          </table:table-cell>
          <table:table-cell office:value-type="float" office:value="146927">
            <text:p>1469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3205">
            <text:p>223205</text:p>
          </table:table-cell>
          <table:table-cell office:value-type="float" office:value="142868">
            <text:p>14286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3004">
            <text:p>223004</text:p>
          </table:table-cell>
          <table:table-cell office:value-type="float" office:value="139493">
            <text:p>13949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0737">
            <text:p>220737</text:p>
          </table:table-cell>
          <table:table-cell office:value-type="float" office:value="133697">
            <text:p>13369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2381">
            <text:p>222381</text:p>
          </table:table-cell>
          <table:table-cell office:value-type="float" office:value="55456">
            <text:p>5545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4865">
            <text:p>84865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30">
            <text:p>1030</text:p>
          </table:table-cell>
          <table:table-cell office:value-type="float" office:value="6503">
            <text:p>650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1908">
            <text:p>41908</text:p>
          </table:table-cell>
          <table:table-cell office:value-type="float" office:value="124654">
            <text:p>12465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5524">
            <text:p>275524</text:p>
          </table:table-cell>
          <table:table-cell office:value-type="float" office:value="126407">
            <text:p>12640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79961">
            <text:p>279961</text:p>
          </table:table-cell>
          <table:table-cell office:value-type="float" office:value="132202">
            <text:p>13220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1493">
            <text:p>281493</text:p>
          </table:table-cell>
          <table:table-cell office:value-type="float" office:value="124793">
            <text:p>12479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2452">
            <text:p>282452</text:p>
          </table:table-cell>
          <table:table-cell office:value-type="float" office:value="146037">
            <text:p>14603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64915">
            <text:p>264915</text:p>
          </table:table-cell>
          <table:table-cell office:value-type="float" office:value="127431">
            <text:p>12743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59761">
            <text:p>259761</text:p>
          </table:table-cell>
          <table:table-cell office:value-type="float" office:value="121589">
            <text:p>12158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62082">
            <text:p>262082</text:p>
          </table:table-cell>
          <table:table-cell office:value-type="float" office:value="137440">
            <text:p>13744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58653">
            <text:p>258653</text:p>
          </table:table-cell>
          <table:table-cell office:value-type="float" office:value="132069">
            <text:p>13206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57957">
            <text:p>257957</text:p>
          </table:table-cell>
          <table:table-cell office:value-type="float" office:value="125598">
            <text:p>12559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61797">
            <text:p>261797</text:p>
          </table:table-cell>
          <table:table-cell office:value-type="float" office:value="145584">
            <text:p>14558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3142">
            <text:p>103142</text:p>
          </table:table-cell>
          <table:table-cell office:value-type="float" office:value="131036">
            <text:p>13103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37722">
            <text:p>13772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31882">
            <text:p>13188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2989">
            <text:p>298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15">
            <text:p>261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160">
            <text:p>7316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4226">
            <text:p>31422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95535">
            <text:p>295535</text:p>
          </table:table-cell>
          <table:table-cell office:value-type="float" office:value="6698">
            <text:p>669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82554">
            <text:p>282554</text:p>
          </table:table-cell>
          <table:table-cell office:value-type="float" office:value="92417">
            <text:p>9241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82433">
            <text:p>282433</text:p>
          </table:table-cell>
          <table:table-cell office:value-type="float" office:value="146666">
            <text:p>14666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82269">
            <text:p>282269</text:p>
          </table:table-cell>
          <table:table-cell office:value-type="float" office:value="153326">
            <text:p>15332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899">
            <text:p>22899</text:p>
          </table:table-cell>
          <table:table-cell office:value-type="float" office:value="119115">
            <text:p>11911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153697">
            <text:p>153697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165926">
            <text:p>16592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26830">
            <text:p>2683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57">
            <text:p>94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5024">
            <text:p>15502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0379">
            <text:p>32037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15571">
            <text:p>315571</text:p>
          </table:table-cell>
          <table:table-cell office:value-type="float" office:value="6243">
            <text:p>624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3660">
            <text:p>93660</text:p>
          </table:table-cell>
          <table:table-cell office:value-type="float" office:value="57694">
            <text:p>5769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226755">
            <text:p>22675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7">
            <text:p>67</text:p>
          </table:table-cell>
          <table:table-cell office:value-type="float" office:value="107442">
            <text:p>10744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82355">
            <text:p>8235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500">
            <text:p>850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4803">
            <text:p>14480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61925">
            <text:p>36192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5782">
            <text:p>8578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8">
            <text:p>58</text:p>
          </table:table-cell>
          <table:table-cell office:value-type="float" office:value="25498">
            <text:p>2549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float" office:value="177214">
            <text:p>17721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146526">
            <text:p>14652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429">
            <text:p>1842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32518">
            <text:p>23251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59770">
            <text:p>2597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48664">
            <text:p>4866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9">
            <text:p>69</text:p>
          </table:table-cell>
          <table:table-cell office:value-type="float" office:value="254230">
            <text:p>25423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70038">
            <text:p>7003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6585">
            <text:p>8658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27543">
            <text:p>32754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2679">
            <text:p>82679</text:p>
          </table:table-cell>
          <table:table-cell office:value-type="float" office:value="30931">
            <text:p>3093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7">
            <text:p>67</text:p>
          </table:table-cell>
          <table:table-cell office:value-type="float" office:value="194469">
            <text:p>19446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office:value-type="float" office:value="158245">
            <text:p>15824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40505">
            <text:p>4050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1418">
            <text:p>12141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25331">
            <text:p>42533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10069">
            <text:p>1100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4">
            <text:p>74</text:p>
          </table:table-cell>
          <table:table-cell office:value-type="float" office:value="216457">
            <text:p>21645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office:value-type="float" office:value="306866">
            <text:p>30686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3">
            <text:p>63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7">
            <text:p>10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53152">
            <text:p>25315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03198">
            <text:p>60319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20769">
            <text:p>12076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8">
            <text:p>58</text:p>
          </table:table-cell>
          <table:table-cell office:value-type="float" office:value="156808">
            <text:p>156808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8">
            <text:p>68</text:p>
          </table:table-cell>
          <table:table-cell office:value-type="float" office:value="7194258">
            <text:p>719425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41721">
            <text:p>64172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35070">
            <text:p>103507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71615">
            <text:p>17161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98185">
            <text:p>69818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21184">
            <text:p>1821184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11935">
            <text:p>191193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73762">
            <text:p>2973762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749776">
            <text:p>2749776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26401">
            <text:p>2026401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5600630">
            <text:p>560063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7">17/05/2009</text:date>, <text:time>18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5-13T21:23:39</meta:creation-date>
    <dc:date>2009-05-17T18:37:19</dc:date>
    <meta:editing-cycles>23</meta:editing-cycles>
    <meta:editing-duration>PT6H48M52S</meta:editing-duration>
    <meta:user-defined meta:name="Info 1"/>
    <meta:user-defined meta:name="Info 2"/>
    <meta:user-defined meta:name="Info 3"/>
    <meta:user-defined meta:name="Info 4"/>
    <meta:document-statistic meta:table-count="8" meta:cell-count="1228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59993362427pt" style:font-size-asian="7.99959993362427pt" style:font-size-complex="7.99959993362427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0cm" svg:height="17.501cm" chart:class="chart:line" chart:style-name="ch1">
        <chart:legend chart:legend-position="end" svg:x="16.172cm" svg:y="7.588cm" chart:style-name="ch2"/>
        <chart:plot-area chart:style-name="ch3" table:cell-range-address="'br220k log2'.A2:'br220k log2'.E11 'br220k log2'.B1:'br220k log2'.E11 'br220k log2'.A1:'br220k log2'.A1" chart:data-source-has-labels="both" svg:x="0.398cm" svg:y="0.348cm" svg:width="15.373cm" svg:height="16.449cm">
          <chart:axis chart:dimension="x" chart:name="primary-x" chart:style-name="ch4">
            <chart:categories table:cell-range-address="'br220k log2'.A2:'br220k log2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r220k log2'.B2:'br220k log2'.B11" chart:label-cell-address="'br220k log2'.B1:'br220k log2'.B1" chart:class="chart:line">
            <chart:data-point chart:repeated="10"/>
          </chart:series>
          <chart:series chart:style-name="ch7" chart:values-cell-range-address="'br220k log2'.C2:'br220k log2'.C11" chart:label-cell-address="'br220k log2'.C1:'br220k log2'.C1" chart:class="chart:line">
            <chart:data-point chart:repeated="10"/>
          </chart:series>
          <chart:series chart:style-name="ch8" chart:values-cell-range-address="'br220k log2'.D2:'br220k log2'.D11" chart:label-cell-address="'br220k log2'.D1:'br220k log2'.D1" chart:class="chart:line">
            <chart:data-point chart:repeated="10"/>
          </chart:series>
          <chart:series chart:style-name="ch9" chart:values-cell-range-address="'br220k log2'.E2:'br220k log2'.E11" chart:label-cell-address="'br220k log2'.E1:'br220k log2'.E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 Time</text:p>
              </table:table-cell>
              <table:table-cell office:value-type="string">
                <text:p>Athlon ctxt/s (100k)</text:p>
              </table:table-cell>
              <table:table-cell office:value-type="string">
                <text:p>Opteron Time</text:p>
              </table:table-cell>
              <table:table-cell office:value-type="string">
                <text:p>Opteron ctxt/s (100k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8184">
                <text:p>24.8184</text:p>
              </table:table-cell>
              <table:table-cell office:value-type="float" office:value="30.9458">
                <text:p>30.9458</text:p>
              </table:table-cell>
              <table:table-cell office:value-type="float" office:value="23.677">
                <text:p>23.677</text:p>
              </table:table-cell>
              <table:table-cell office:value-type="float" office:value="51.87473">
                <text:p>51.874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419">
                <text:p>15.2419</text:p>
              </table:table-cell>
              <table:table-cell office:value-type="float" office:value="18.54486">
                <text:p>18.54486</text:p>
              </table:table-cell>
              <table:table-cell office:value-type="float" office:value="10.5435">
                <text:p>10.5435</text:p>
              </table:table-cell>
              <table:table-cell office:value-type="float" office:value="28.4956">
                <text:p>28.4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1799">
                <text:p>6.41799</text:p>
              </table:table-cell>
              <table:table-cell office:value-type="float" office:value="8.65165">
                <text:p>8.65165</text:p>
              </table:table-cell>
              <table:table-cell office:value-type="float" office:value="5.09385">
                <text:p>5.09385</text:p>
              </table:table-cell>
              <table:table-cell office:value-type="float" office:value="15.70702">
                <text:p>15.70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2098">
                <text:p>4.52098</text:p>
              </table:table-cell>
              <table:table-cell office:value-type="float" office:value="4.81123">
                <text:p>4.81123</text:p>
              </table:table-cell>
              <table:table-cell office:value-type="float" office:value="2.58703">
                <text:p>2.58703</text:p>
              </table:table-cell>
              <table:table-cell office:value-type="float" office:value="8.90778">
                <text:p>8.90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9613">
                <text:p>3.39613</text:p>
              </table:table-cell>
              <table:table-cell office:value-type="float" office:value="3.49754">
                <text:p>3.49754</text:p>
              </table:table-cell>
              <table:table-cell office:value-type="float" office:value="1.46327">
                <text:p>1.46327</text:p>
              </table:table-cell>
              <table:table-cell office:value-type="float" office:value="6.03586">
                <text:p>6.03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7157">
                <text:p>3.47157</text:p>
              </table:table-cell>
              <table:table-cell office:value-type="float" office:value="3.73414">
                <text:p>3.73414</text:p>
              </table:table-cell>
              <table:table-cell office:value-type="float" office:value="1.17864">
                <text:p>1.17864</text:p>
              </table:table-cell>
              <table:table-cell office:value-type="float" office:value="5.06438">
                <text:p>5.064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2387">
                <text:p>3.22387</text:p>
              </table:table-cell>
              <table:table-cell office:value-type="float" office:value="4.24659">
                <text:p>4.24659</text:p>
              </table:table-cell>
              <table:table-cell office:value-type="float" office:value="1.01158">
                <text:p>1.01158</text:p>
              </table:table-cell>
              <table:table-cell office:value-type="float" office:value="5.01969">
                <text:p>5.019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783">
                <text:p>2.9783</text:p>
              </table:table-cell>
              <table:table-cell office:value-type="float" office:value="5.23999">
                <text:p>5.23999</text:p>
              </table:table-cell>
              <table:table-cell office:value-type="float" office:value="0.998305">
                <text:p>0.998305</text:p>
              </table:table-cell>
              <table:table-cell office:value-type="float" office:value="6.60629">
                <text:p>6.606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1775">
                <text:p>0.961775</text:p>
              </table:table-cell>
              <table:table-cell office:value-type="float" office:value="9.63462">
                <text:p>9.634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03585">
                <text:p>1.03585</text:p>
              </table:table-cell>
              <table:table-cell office:value-type="float" office:value="18.39026">
                <text:p>18.39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13.121cm" chart:class="chart:line" chart:style-name="ch1">
        <chart:legend chart:legend-position="end" svg:x="12.279cm" svg:y="5.933cm" chart:style-name="ch2"/>
        <chart:plot-area chart:style-name="ch3" table:cell-range-address="br440k.A1:br440k.C11" chart:data-source-has-labels="both" svg:x="0.3cm" svg:y="0.262cm" svg:width="11.679cm" svg:height="12.334cm">
          <chart:axis chart:dimension="x" chart:name="primary-x" chart:style-name="ch4">
            <chart:categories table:cell-range-address="br440k.A2:br440k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r440k.B2:br440k.B11" chart:label-cell-address="br440k.B1:br440k.B1" chart:class="chart:line">
            <chart:data-point chart:repeated="10"/>
          </chart:series>
          <chart:series chart:style-name="ch7" chart:values-cell-range-address="br440k.C2:br440k.C11" chart:label-cell-address="br440k.C1:br440k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 Time</text:p>
              </table:table-cell>
              <table:table-cell office:value-type="string">
                <text:p>Opteron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0462">
                <text:p>70.0462</text:p>
              </table:table-cell>
              <table:table-cell office:value-type="float" office:value="54.8196">
                <text:p>54.81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8279">
                <text:p>35.8279</text:p>
              </table:table-cell>
              <table:table-cell office:value-type="float" office:value="24.589">
                <text:p>24.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1313">
                <text:p>22.1313</text:p>
              </table:table-cell>
              <table:table-cell office:value-type="float" office:value="12.1203">
                <text:p>12.1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061">
                <text:p>15.061</text:p>
              </table:table-cell>
              <table:table-cell office:value-type="float" office:value="6.10677">
                <text:p>6.10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1504">
                <text:p>14.1504</text:p>
              </table:table-cell>
              <table:table-cell office:value-type="float" office:value="3.51443">
                <text:p>3.514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6636">
                <text:p>13.6636</text:p>
              </table:table-cell>
              <table:table-cell office:value-type="float" office:value="2.9883">
                <text:p>2.9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966">
                <text:p>13.2966</text:p>
              </table:table-cell>
              <table:table-cell office:value-type="float" office:value="2.73409">
                <text:p>2.734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1983">
                <text:p>13.1983</text:p>
              </table:table-cell>
              <table:table-cell office:value-type="float" office:value="2.79842">
                <text:p>2.798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2.73663">
                <text:p>2.736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2.86805">
                <text:p>2.86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8780584335327pt" style:font-size-asian="7.98780584335327pt" style:font-size-complex="7.98780584335327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cm" svg:height="13.101cm" chart:class="chart:line" chart:style-name="ch1">
        <chart:legend chart:legend-position="end" svg:x="13.575cm" svg:y="5.922cm" chart:style-name="ch2"/>
        <chart:plot-area chart:style-name="ch3" table:cell-range-address="Context.A2:Context.C282 Context.B1:Context.C282 Context.A1:Context.A1" chart:data-source-has-labels="both" svg:x="0.299cm" svg:y="0.261cm" svg:width="12.974cm" svg:height="12.315cm">
          <chart:axis chart:dimension="x" chart:name="primary-x" chart:style-name="ch4">
            <chart:categories table:cell-range-address="Context.A2:Context.A2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.B2:Context.B282" chart:label-cell-address="Context.B1:Context.B1" chart:class="chart:line">
            <chart:data-point chart:repeated="281"/>
          </chart:series>
          <chart:series chart:style-name="ch8" chart:values-cell-range-address="Context.C2:Context.C282" chart:label-cell-address="Context.C1:Context.C1" chart:class="chart:line">
            <chart:data-point chart:repeated="2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</text:p>
              </table:table-cell>
              <table:table-cell office:value-type="string">
                <text:p>A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">
                <text:p>35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7">
                <text:p>757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45">
                <text:p>41245</text:p>
              </table:table-cell>
              <table:table-cell office:value-type="float" office:value="99937">
                <text:p>99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2251">
                <text:p>212251</text:p>
              </table:table-cell>
              <table:table-cell office:value-type="float" office:value="137194">
                <text:p>137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465">
                <text:p>216465</text:p>
              </table:table-cell>
              <table:table-cell office:value-type="float" office:value="120345">
                <text:p>120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560">
                <text:p>225560</text:p>
              </table:table-cell>
              <table:table-cell office:value-type="float" office:value="120270">
                <text:p>120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334">
                <text:p>225334</text:p>
              </table:table-cell>
              <table:table-cell office:value-type="float" office:value="126120">
                <text:p>126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875">
                <text:p>225875</text:p>
              </table:table-cell>
              <table:table-cell office:value-type="float" office:value="114734">
                <text:p>114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3533">
                <text:p>213533</text:p>
              </table:table-cell>
              <table:table-cell office:value-type="float" office:value="120971">
                <text:p>120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758">
                <text:p>218758</text:p>
              </table:table-cell>
              <table:table-cell office:value-type="float" office:value="112648">
                <text:p>112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1086">
                <text:p>221086</text:p>
              </table:table-cell>
              <table:table-cell office:value-type="float" office:value="123142">
                <text:p>123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742">
                <text:p>217742</text:p>
              </table:table-cell>
              <table:table-cell office:value-type="float" office:value="135777">
                <text:p>135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513">
                <text:p>220513</text:p>
              </table:table-cell>
              <table:table-cell office:value-type="float" office:value="131466">
                <text:p>131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811">
                <text:p>217811</text:p>
              </table:table-cell>
              <table:table-cell office:value-type="float" office:value="133960">
                <text:p>1339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600">
                <text:p>221600</text:p>
              </table:table-cell>
              <table:table-cell office:value-type="float" office:value="146999">
                <text:p>146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744">
                <text:p>221744</text:p>
              </table:table-cell>
              <table:table-cell office:value-type="float" office:value="144916">
                <text:p>1449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9820">
                <text:p>219820</text:p>
              </table:table-cell>
              <table:table-cell office:value-type="float" office:value="135004">
                <text:p>135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549">
                <text:p>219549</text:p>
              </table:table-cell>
              <table:table-cell office:value-type="float" office:value="145220">
                <text:p>1452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329">
                <text:p>221329</text:p>
              </table:table-cell>
              <table:table-cell office:value-type="float" office:value="142891">
                <text:p>142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851">
                <text:p>222851</text:p>
              </table:table-cell>
              <table:table-cell office:value-type="float" office:value="143663">
                <text:p>143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708">
                <text:p>223708</text:p>
              </table:table-cell>
              <table:table-cell office:value-type="float" office:value="137084">
                <text:p>137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451">
                <text:p>220451</text:p>
              </table:table-cell>
              <table:table-cell office:value-type="float" office:value="146927">
                <text:p>146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205">
                <text:p>223205</text:p>
              </table:table-cell>
              <table:table-cell office:value-type="float" office:value="142868">
                <text:p>142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004">
                <text:p>223004</text:p>
              </table:table-cell>
              <table:table-cell office:value-type="float" office:value="139493">
                <text:p>139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737">
                <text:p>220737</text:p>
              </table:table-cell>
              <table:table-cell office:value-type="float" office:value="133697">
                <text:p>133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2381">
                <text:p>222381</text:p>
              </table:table-cell>
              <table:table-cell office:value-type="float" office:value="55456">
                <text:p>55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865">
                <text:p>848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0">
                <text:p>103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908">
                <text:p>41908</text:p>
              </table:table-cell>
              <table:table-cell office:value-type="float" office:value="124654">
                <text:p>124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5524">
                <text:p>275524</text:p>
              </table:table-cell>
              <table:table-cell office:value-type="float" office:value="126407">
                <text:p>126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961">
                <text:p>279961</text:p>
              </table:table-cell>
              <table:table-cell office:value-type="float" office:value="132202">
                <text:p>132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1493">
                <text:p>281493</text:p>
              </table:table-cell>
              <table:table-cell office:value-type="float" office:value="124793">
                <text:p>124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2452">
                <text:p>282452</text:p>
              </table:table-cell>
              <table:table-cell office:value-type="float" office:value="146037">
                <text:p>146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4915">
                <text:p>264915</text:p>
              </table:table-cell>
              <table:table-cell office:value-type="float" office:value="127431">
                <text:p>127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9761">
                <text:p>259761</text:p>
              </table:table-cell>
              <table:table-cell office:value-type="float" office:value="121589">
                <text:p>121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082">
                <text:p>262082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8653">
                <text:p>258653</text:p>
              </table:table-cell>
              <table:table-cell office:value-type="float" office:value="132069">
                <text:p>13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7957">
                <text:p>257957</text:p>
              </table:table-cell>
              <table:table-cell office:value-type="float" office:value="125598">
                <text:p>125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1797">
                <text:p>261797</text:p>
              </table:table-cell>
              <table:table-cell office:value-type="float" office:value="145584">
                <text:p>145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142">
                <text:p>103142</text:p>
              </table:table-cell>
              <table:table-cell office:value-type="float" office:value="131036">
                <text:p>13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37722">
                <text:p>137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131882">
                <text:p>131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15">
                <text:p>26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160">
                <text:p>731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226">
                <text:p>3142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535">
                <text:p>295535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2554">
                <text:p>282554</text:p>
              </table:table-cell>
              <table:table-cell office:value-type="float" office:value="92417">
                <text:p>924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2433">
                <text:p>282433</text:p>
              </table:table-cell>
              <table:table-cell office:value-type="float" office:value="146666">
                <text:p>146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2269">
                <text:p>282269</text:p>
              </table:table-cell>
              <table:table-cell office:value-type="float" office:value="153326">
                <text:p>153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899">
                <text:p>22899</text:p>
              </table:table-cell>
              <table:table-cell office:value-type="float" office:value="119115">
                <text:p>119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153697">
                <text:p>1536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">
                <text:p>63</text:p>
              </table:table-cell>
              <table:table-cell office:value-type="float" office:value="165926">
                <text:p>165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26830">
                <text:p>268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57">
                <text:p>94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024">
                <text:p>1550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0379">
                <text:p>3203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5571">
                <text:p>315571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660">
                <text:p>93660</text:p>
              </table:table-cell>
              <table:table-cell office:value-type="float" office:value="57694">
                <text:p>57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">
                <text:p>60</text:p>
              </table:table-cell>
              <table:table-cell office:value-type="float" office:value="226755">
                <text:p>226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">
                <text:p>67</text:p>
              </table:table-cell>
              <table:table-cell office:value-type="float" office:value="107442">
                <text:p>107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82355">
                <text:p>823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">
                <text:p>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00">
                <text:p>8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803">
                <text:p>1448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1925">
                <text:p>3619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782">
                <text:p>85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">
                <text:p>58</text:p>
              </table:table-cell>
              <table:table-cell office:value-type="float" office:value="25498">
                <text:p>25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177214">
                <text:p>177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">
                <text:p>65</text:p>
              </table:table-cell>
              <table:table-cell office:value-type="float" office:value="146526">
                <text:p>1465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">
                <text:p>1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">
                <text:p>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29">
                <text:p>184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2518">
                <text:p>2325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770">
                <text:p>2597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48664">
                <text:p>48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">
                <text:p>69</text:p>
              </table:table-cell>
              <table:table-cell office:value-type="float" office:value="254230">
                <text:p>2542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70038">
                <text:p>70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5">
                <text:p>1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585">
                <text:p>865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7543">
                <text:p>3275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679">
                <text:p>82679</text:p>
              </table:table-cell>
              <table:table-cell office:value-type="float" office:value="30931">
                <text:p>30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">
                <text:p>67</text:p>
              </table:table-cell>
              <table:table-cell office:value-type="float" office:value="194469">
                <text:p>1944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">
                <text:p>72</text:p>
              </table:table-cell>
              <table:table-cell office:value-type="float" office:value="158245">
                <text:p>158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  <table:table-cell office:value-type="float" office:value="40505">
                <text:p>40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">
                <text:p>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1418">
                <text:p>1214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331">
                <text:p>425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069">
                <text:p>1100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">
                <text:p>74</text:p>
              </table:table-cell>
              <table:table-cell office:value-type="float" office:value="216457">
                <text:p>2164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">
                <text:p>62</text:p>
              </table:table-cell>
              <table:table-cell office:value-type="float" office:value="306866">
                <text:p>3068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">
                <text:p>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">
                <text:p>1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">
                <text:p>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">
                <text:p>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3152">
                <text:p>2531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198">
                <text:p>6031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0769">
                <text:p>1207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">
                <text:p>58</text:p>
              </table:table-cell>
              <table:table-cell office:value-type="float" office:value="156808">
                <text:p>1568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7194258">
                <text:p>7194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">
                <text:p>1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1721">
                <text:p>6417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5070">
                <text:p>10350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615">
                <text:p>1716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8185">
                <text:p>6981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21184">
                <text:p>18211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11935">
                <text:p>19119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73762">
                <text:p>29737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49776">
                <text:p>27497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26401">
                <text:p>20264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00630">
                <text:p>560063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7.501cm" chart:class="chart:line" chart:style-name="ch1">
        <chart:legend chart:legend-position="end" svg:x="17.893cm" svg:y="8.122cm" chart:style-name="ch2"/>
        <chart:plot-area chart:style-name="ch3" table:cell-range-address="br220k.A2:br220k.C38 br220k.B1:br220k.C38 br220k.A1:br220k.A1" chart:data-source-has-labels="both" svg:x="0.397cm" svg:y="0.348cm" svg:width="17.092cm" svg:height="16.449cm">
          <chart:axis chart:dimension="x" chart:name="primary-x" chart:style-name="ch4">
            <chart:categories table:cell-range-address="br220k.A2:br220k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r220k.B2:br220k.B38" chart:label-cell-address="br220k.B1:br220k.B1" chart:class="chart:line">
            <chart:data-point chart:repeated="37"/>
          </chart:series>
          <chart:series chart:style-name="ch7" chart:values-cell-range-address="br220k.C2:br220k.C38" chart:label-cell-address="br220k.C1:br220k.C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</text:p>
              </table:table-cell>
              <table:table-cell office:value-type="string">
                <text:p>Opter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1122">
                <text:p>26.1122</text:p>
              </table:table-cell>
              <table:table-cell office:value-type="float" office:value="24.7172">
                <text:p>24.71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981">
                <text:p>15.5981</text:p>
              </table:table-cell>
              <table:table-cell office:value-type="float" office:value="11.9903">
                <text:p>11.9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702">
                <text:p>11.7702</text:p>
              </table:table-cell>
              <table:table-cell office:value-type="float" office:value="7.79605">
                <text:p>7.7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526">
                <text:p>10.2526</text:p>
              </table:table-cell>
              <table:table-cell office:value-type="float" office:value="5.80904">
                <text:p>5.80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2448">
                <text:p>9.02448</text:p>
              </table:table-cell>
              <table:table-cell office:value-type="float" office:value="4.79017">
                <text:p>4.79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414">
                <text:p>8.5414</text:p>
              </table:table-cell>
              <table:table-cell office:value-type="float" office:value="4.03345">
                <text:p>4.03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5437">
                <text:p>7.35437</text:p>
              </table:table-cell>
              <table:table-cell office:value-type="float" office:value="3.63498">
                <text:p>3.63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5627">
                <text:p>7.15627</text:p>
              </table:table-cell>
              <table:table-cell office:value-type="float" office:value="3.17076">
                <text:p>3.1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965">
                <text:p>7.00965</text:p>
              </table:table-cell>
              <table:table-cell office:value-type="float" office:value="2.88342">
                <text:p>2.8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2643">
                <text:p>6.92643</text:p>
              </table:table-cell>
              <table:table-cell office:value-type="float" office:value="2.60094">
                <text:p>2.60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3184">
                <text:p>6.83184</text:p>
              </table:table-cell>
              <table:table-cell office:value-type="float" office:value="2.38942">
                <text:p>2.38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5985">
                <text:p>6.75985</text:p>
              </table:table-cell>
              <table:table-cell office:value-type="float" office:value="2.1694">
                <text:p>2.1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4602">
                <text:p>6.74602</text:p>
              </table:table-cell>
              <table:table-cell office:value-type="float" office:value="1.98805">
                <text:p>1.98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3175">
                <text:p>6.73175</text:p>
              </table:table-cell>
              <table:table-cell office:value-type="float" office:value="1.94434">
                <text:p>1.94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1159">
                <text:p>6.71159</text:p>
              </table:table-cell>
              <table:table-cell office:value-type="float" office:value="1.91918">
                <text:p>1.91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8949">
                <text:p>6.68949</text:p>
              </table:table-cell>
              <table:table-cell office:value-type="float" office:value="1.87649">
                <text:p>1.87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6346">
                <text:p>6.66346</text:p>
              </table:table-cell>
              <table:table-cell office:value-type="float" office:value="1.86239">
                <text:p>1.86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542">
                <text:p>6.6542</text:p>
              </table:table-cell>
              <table:table-cell office:value-type="float" office:value="1.75229">
                <text:p>1.75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826">
                <text:p>6.64826</text:p>
              </table:table-cell>
              <table:table-cell office:value-type="float" office:value="1.70327">
                <text:p>1.70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798">
                <text:p>6.65798</text:p>
              </table:table-cell>
              <table:table-cell office:value-type="float" office:value="1.6829">
                <text:p>1.6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6949">
                <text:p>6.66949</text:p>
              </table:table-cell>
              <table:table-cell office:value-type="float" office:value="1.67869">
                <text:p>1.67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8266">
                <text:p>6.68266</text:p>
              </table:table-cell>
              <table:table-cell office:value-type="float" office:value="1.73352">
                <text:p>1.73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9213">
                <text:p>6.69213</text:p>
              </table:table-cell>
              <table:table-cell office:value-type="float" office:value="1.59602">
                <text:p>1.59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7912">
                <text:p>6.67912</text:p>
              </table:table-cell>
              <table:table-cell office:value-type="float" office:value="1.63692">
                <text:p>1.63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63183">
                <text:p>6.63183</text:p>
              </table:table-cell>
              <table:table-cell office:value-type="float" office:value="1.65199">
                <text:p>1.65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2361">
                <text:p>6.62361</text:p>
              </table:table-cell>
              <table:table-cell office:value-type="float" office:value="1.57952">
                <text:p>1.57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5517">
                <text:p>6.65517</text:p>
              </table:table-cell>
              <table:table-cell office:value-type="float" office:value="1.57282">
                <text:p>1.57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2944">
                <text:p>6.62944</text:p>
              </table:table-cell>
              <table:table-cell office:value-type="float" office:value="1.57944">
                <text:p>1.5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056">
                <text:p>6.6056</text:p>
              </table:table-cell>
              <table:table-cell office:value-type="float" office:value="1.53206">
                <text:p>1.53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1463">
                <text:p>6.61463</text:p>
              </table:table-cell>
              <table:table-cell office:value-type="float" office:value="1.50785">
                <text:p>1.50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63345">
                <text:p>6.63345</text:p>
              </table:table-cell>
              <table:table-cell office:value-type="float" office:value="1.51353">
                <text:p>1.51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2607">
                <text:p>6.62607</text:p>
              </table:table-cell>
              <table:table-cell office:value-type="float" office:value="1.51222">
                <text:p>1.51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2575">
                <text:p>6.62575</text:p>
              </table:table-cell>
              <table:table-cell office:value-type="float" office:value="1.52218">
                <text:p>1.52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2005">
                <text:p>6.62005</text:p>
              </table:table-cell>
              <table:table-cell office:value-type="float" office:value="1.49715">
                <text:p>1.49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2126">
                <text:p>6.62126</text:p>
              </table:table-cell>
              <table:table-cell office:value-type="float" office:value="1.47197">
                <text:p>1.47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9801">
                <text:p>6.59801</text:p>
              </table:table-cell>
              <table:table-cell office:value-type="float" office:value="1.47855">
                <text:p>1.47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1688">
                <text:p>6.61688</text:p>
              </table:table-cell>
              <table:table-cell office:value-type="float" office:value="1.46415">
                <text:p>1.46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13.121cm" chart:class="chart:line" chart:style-name="ch1">
        <chart:legend chart:legend-position="end" svg:x="12.279cm" svg:y="5.933cm" chart:style-name="ch2"/>
        <chart:plot-area chart:style-name="ch3" table:cell-range-address="br440k_opt.A1:br440k_opt.C11" chart:data-source-has-labels="both" svg:x="0.3cm" svg:y="0.262cm" svg:width="11.679cm" svg:height="12.334cm">
          <chart:axis chart:dimension="x" chart:name="primary-x" chart:style-name="ch4">
            <chart:categories table:cell-range-address="br440k_opt.A2:br440k_opt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r440k_opt.B2:br440k_opt.B11" chart:label-cell-address="br440k_opt.B1:br440k_opt.B1" chart:class="chart:line">
            <chart:data-point chart:repeated="10"/>
          </chart:series>
          <chart:series chart:style-name="ch7" chart:values-cell-range-address="br440k_opt.C2:br440k_opt.C11" chart:label-cell-address="br440k_opt.C1:br440k_opt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 Time</text:p>
              </table:table-cell>
              <table:table-cell office:value-type="string">
                <text:p>Opteron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9755">
                <text:p>49.9755</text:p>
              </table:table-cell>
              <table:table-cell office:value-type="float" office:value="46.7909">
                <text:p>46.79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6774">
                <text:p>30.6774</text:p>
              </table:table-cell>
              <table:table-cell office:value-type="float" office:value="21.2356">
                <text:p>21.2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725">
                <text:p>12.3725</text:p>
              </table:table-cell>
              <table:table-cell office:value-type="float" office:value="10.1322">
                <text:p>10.1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7414">
                <text:p>8.37414</text:p>
              </table:table-cell>
              <table:table-cell office:value-type="float" office:value="5.19453">
                <text:p>5.19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336">
                <text:p>6.52336</text:p>
              </table:table-cell>
              <table:table-cell office:value-type="float" office:value="2.65843">
                <text:p>2.65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6586">
                <text:p>6.16586</text:p>
              </table:table-cell>
              <table:table-cell office:value-type="float" office:value="2.25063">
                <text:p>2.25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1475">
                <text:p>6.01475</text:p>
              </table:table-cell>
              <table:table-cell office:value-type="float" office:value="1.91536">
                <text:p>1.91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4856">
                <text:p>5.84856</text:p>
              </table:table-cell>
              <table:table-cell office:value-type="float" office:value="1.91277">
                <text:p>1.912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94274">
                <text:p>1.942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2.07595">
                <text:p>2.075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